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ESTS RUN AT $2015-08-01T15:06:36.204+00:00$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110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456,133,&lt;160,0&gt;,&lt;163,27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216,239,&lt;152,0&gt;,&lt;159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709,58,&lt;25,0&gt;,&lt;25,5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525,63,&lt;21,0&gt;,&lt;21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9328,86,&lt;362,0&gt;,&lt;363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{},"\u0085\u1680"(|tmp:///YP|,0.5131313106415232,zmS0YH8=589506299)}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890 tests executed; 28 failed; 0 ignored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11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0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1" office:value-type="string" calcext:value-type="string">
            <text:p>TESTS RUN AT $2015-07-15T21:08:51.45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110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083,131,&lt;144,0&gt;,&lt;15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6954,128,&lt;137,0&gt;,&lt;14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525,58,&lt;23,0&gt;,&lt;23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341,63,&lt;19,0&gt;,&lt;19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|tmp:///06C/j|,false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806,85,&lt;63,0&gt;,&lt;63,85&gt;): FALSE "inferred types"test fails for arguments: {&lt;"","4E72",-327047901,false,0.9231235416011428&gt;,&lt;"","Zip(",-11370263,true,0.7803031456772179&gt;,&lt;"","",-1560341826,true,0.6196594131564774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387,68,&lt;55,0&gt;,&lt;55,68&gt;): FALSE "inferred types"test fails for arguments: {&lt;"10r\t",-911633133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863 tests executed; 36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 = false, [load: 19660 msec, execute: 2479538 msec]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 table:number-rows-repeated="28">
          <table:table-cell table:style-name="ce3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(C 2x, rechecked, new visits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3" office:value-type="string" calcext:value-type="string">
            <text:p>TESTS RUN AT $2015-08-01T20:32:46.000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ataTypeTC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3.rsc|(525,63,&lt;21,0&gt;,&lt;21,6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(3387,909,&lt;79,0&gt;,&lt;123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-649250621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(1806,85,&lt;63,0&gt;,&lt;63,85&gt;): FALSE "inferred types"test fails for arguments: {&lt;"If0","03r5",2013662839,true,0.6912303576407084&gt;,&lt;"GHV6","𒊍𒁳䓭",961565762,true,0.2505760474237496&gt;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(1753,51,&lt;61,0&gt;,&lt;61,51&gt;): FALSE "inferred types"test fails for arguments: {&lt;"22r7",$2804-08-13T12:01:13.356+00:00$&gt;}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TEST SUMMARY: 4662 tests executed; 30 failed; 0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1.rsc|: Cannot execute due to compilation errors: {error("Name as is not in scope",|project://rascal/src/org/rascalmpl/library/lang/rascal/tests/functionality/ConcretePatternTests1.rsc|(8641,2,&lt;218,13&gt;,&lt;218,15&gt;)),error("Name as is not in scope",|project://rascal/src/org/rascalmpl/library/lang/rascal/tests/functionality/ConcretePatternTests1.rsc|(1098,2,&lt;51,64&gt;,&lt;51,66&gt;)),error("Name cs is not in scope",|project://rascal/src/org/rascalmpl/library/lang/rascal/tests/functionality/ConcretePatternTests1.rsc|(3392,2,&lt;87,80&gt;,&lt;87,82&gt;)),error("Name ds is not in scope",|project://rascal/src/org/rascalmpl/library/lang/rascal/tests/functionality/ConcretePatternTests1.rsc|(9992,2,&lt;288,13&gt;,&lt;288,15&gt;)),error("Name as1 is not in scope",|project://rascal/src/org/rascalmpl/library/lang/rascal/tests/functionality/ConcretePatternTests1.rsc|(1855,3,&lt;64,96&gt;,&lt;64,99&gt;)),error("Name ds is not in scope",|project://rascal/src/org/rascalmpl/library/lang/rascal/tests/functionality/ConcretePatternTests1.rsc|(9792,2,&lt;278,13&gt;,&lt;278,15&gt;)),error("Name cs is not in scope",|project://rascal/src/org/rascalmpl/library/lang/rascal/tests/functionality/ConcretePatternTests1.rsc|(3486,2,&lt;89,78&gt;,&lt;89,80&gt;)),error("Name cs2 is not in scope",|project://rascal/src/org/rascalmpl/library/lang/rascal/tests/functionality/ConcretePatternTests1.rsc|(4321,3,&lt;100,114&gt;,&lt;100,117&gt;)),error("Name cs2 is not in scope",|project://rascal/src/org/rascalmpl/library/lang/rascal/tests/functionality/ConcretePatternTests1.rsc|(4453,3,&lt;101,114&gt;,&lt;101,117&gt;)),error("Name bs1 is not in scope",|project://rascal/src/org/rascalmpl/library/lang/rascal/tests/functionality/ConcretePatternTests1.rsc|(2873,3,&lt;80,77&gt;,&lt;80,80&gt;)),error("Name bs is not in scope",|project://rascal/src/org/rascalmpl/library/lang/rascal/tests/functionality/ConcretePatternTests1.rsc|(2277,2,&lt;71,63&gt;,&lt;71,65&gt;)),error("Name cs1 is not in scope",|project://rascal/src/org/rascalmpl/library/lang/rascal/tests/functionality/ConcretePatternTests1.rsc|(4573,3,&lt;104,100&gt;,&lt;104,103&gt;)),error("Name bs is not in scope",|project://rascal/src/org/rascalmpl/library/lang/rascal/tests/functionality/ConcretePatternTests1.rsc|(2045,2,&lt;67,61&gt;,&lt;67,63&gt;)),error("Name as is not in scope",|project://rascal/src/org/rascalmpl/library/lang/rascal/tests/functionality/ConcretePatternTests1.rsc|(1662,2,&lt;61,68&gt;,&lt;61,70&gt;)),error("Name bs is not in scope",|project://rascal/src/org/rascalmpl/library/lang/rascal/tests/functionality/ConcretePatternTests1.rsc|(9192,2,&lt;248,13&gt;,&lt;248,15&gt;)),error("Name as is not in scope",|project://rascal/src/org/rascalmpl/library/lang/rascal/tests/functionality/ConcretePatternTests1.rsc|(1338,2,&lt;55,66&gt;,&lt;55,68&gt;)),error("Name as1 is not in scope",|project://rascal/src/org/rascalmpl/library/lang/rascal/tests/functionality/ConcretePatternTests1.rsc|(1837,3,&lt;64,78&gt;,&lt;64,81&gt;)),error("Name cs is not in scope",|project://rascal/src/org/rascalmpl/library/lang/rascal/tests/functionality/ConcretePatternTests1.rsc|(3853,2,&lt;94,78&gt;,&lt;94,80&gt;)),error("Name as1 is not in scope",|project://rascal/src/org/rascalmpl/library/lang/rascal/tests/functionality/ConcretePatternTests1.rsc|(1949,3,&lt;65,79&gt;,&lt;65,82&gt;)),error("Name bs is not in scope",|project://rascal/src/org/rascalmpl/library/lang/rascal/tests/functionality/ConcretePatternTests1.rsc|(2600,2,&lt;76,68&gt;,&lt;76,70&gt;)),error("Name cs2 is not in scope",|project://rascal/src/org/rascalmpl/library/lang/rascal/tests/functionality/ConcretePatternTests1.rsc|(4192,3,&lt;98,110&gt;,&lt;98,113&gt;)),error("Name cs2 is not in scope",|project://rascal/src/org/rascalmpl/library/lang/rascal/tests/functionality/ConcretePatternTests1.rsc|(4068,3,&lt;97,106&gt;,&lt;97,109&gt;)),error("Name bs is not in scope",|project://rascal/src/org/rascalmpl/library/lang/rascal/tests/functionality/ConcretePatternTests1.rsc|(2356,2,&lt;72,64&gt;,&lt;72,66&gt;)),error("Name bs is not in scope",|project://rascal/src/org/rascalmpl/library/lang/rascal/tests/functionality/ConcretePatternTests1.rsc|(2436,2,&lt;74,66&gt;,&lt;74,68&gt;)),error("Name ds is not in scope",|project://rascal/src/org/rascalmpl/library/lang/rascal/tests/functionality/ConcretePatternTests1.rsc|(4949,2,&lt;109,78&gt;,&lt;109,80&gt;)),error("Name cs0 is not in scope",|project://rascal/src/org/rascalmpl/library/lang/rascal/tests/functionality/ConcretePatternTests1.rsc|(11460,3,&lt;339,68&gt;,&lt;339,71&gt;)),error("Name ds is not in scope",|project://rascal/src/org/rascalmpl/library/lang/rascal/tests/functionality/ConcretePatternTests1.rsc|(4673,2,&lt;106,67&gt;,&lt;106,69&gt;)),error("Name as is not in scope",|project://rascal/src/org/rascalmpl/library/lang/rascal/tests/functionality/ConcretePatternTests1.rsc|(8825,2,&lt;228,13&gt;,&lt;228,15&gt;)),error("Name as is not in scope",|project://rascal/src/org/rascalmpl/library/lang/rascal/tests/functionality/ConcretePatternTests1.rsc|(1499,2,&lt;58,66&gt;,&lt;58,68&gt;)),error("Name as is not in scope",|project://rascal/src/org/rascalmpl/library/lang/rascal/tests/functionality/ConcretePatternTests1.rsc|(1419,2,&lt;56,68&gt;,&lt;56,70&gt;)),error("Name ds2 is not in scope",|project://rascal/src/org/rascalmpl/library/lang/rascal/tests/functionality/ConcretePatternTests1.rsc|(5576,3,&lt;116,103&gt;,&lt;116,106&gt;)),error("Name cs is not in scope",|project://rascal/src/org/rascalmpl/library/lang/rascal/tests/functionality/ConcretePatternTests1.rsc|(3680,2,&lt;91,82&gt;,&lt;91,84&gt;)),error("Name ds2 is not in scope",|project://rascal/src/org/rascalmpl/library/lang/rascal/tests/functionality/ConcretePatternTests1.rsc|(5692,3,&lt;117,103&gt;,&lt;117,106&gt;)),error("Name ds2 is not in scope",|project://rascal/src/org/rascalmpl/library/lang/rascal/tests/functionality/ConcretePatternTests1.rsc|(5820,3,&lt;118,115&gt;,&lt;118,118&gt;)),error("Name ds2 is not in scope",|project://rascal/src/org/rascalmpl/library/lang/rascal/tests/functionality/ConcretePatternTests1.rsc|(5460,3,&lt;115,103&gt;,&lt;115,106&gt;)),error("Name ds2 is not in scope",|project://rascal/src/org/rascalmpl/library/lang/rascal/tests/functionality/ConcretePatternTests1.rsc|(5344,3,&lt;114,100&gt;,&lt;114,103&gt;)),error("Name cs1 is not in scope",|project://rascal/src/org/rascalmpl/library/lang/rascal/tests/functionality/ConcretePatternTests1.rsc|(4435,3,&lt;101,96&gt;,&lt;101,99&gt;)),error("Name cs1 is not in scope",|project://rascal/src/org/rascalmpl/library/lang/rascal/tests/functionality/ConcretePatternTests1.rsc|(4303,3,&lt;100,96&gt;,&lt;100,99&gt;)),error("Name cs is not in scope",|project://rascal/src/org/rascalmpl/library/lang/rascal/tests/functionality/ConcretePatternTests1.rsc|(9389,2,&lt;258,13&gt;,&lt;258,15&gt;)),error("Name bs is not in scope",|project://rascal/src/org/rascalmpl/library/lang/rascal/tests/functionality/ConcretePatternTests1.rsc|(2123,2,&lt;68,62&gt;,&lt;68,64&gt;)),error("Name cs2 is not in scope",|project://rascal/src/org/rascalmpl/library/lang/rascal/tests/functionality/ConcretePatternTests1.rsc|(4591,3,&lt;104,118&gt;,&lt;104,121&gt;)),error("Name bs is not in scope",|project://rascal/src/org/rascalmpl/library/lang/rascal/tests/functionality/ConcretePatternTests1.rsc|(2199,2,&lt;69,63&gt;,&lt;69,65&gt;)),error("Name ds is not in scope",|project://rascal/src/org/rascalmpl/library/lang/rascal/tests/functionality/ConcretePatternTests1.rsc|(4854,2,&lt;108,76&gt;,&lt;108,78&gt;)),error("Name ds is not in scope",|project://rascal/src/org/rascalmpl/library/lang/rascal/tests/functionality/ConcretePatternTests1.rsc|(5042,2,&lt;110,78&gt;,&lt;110,80&gt;)),error("Name ds1 is not in scope",|project://rascal/src/org/rascalmpl/library/lang/rascal/tests/functionality/ConcretePatternTests1.rsc|(5327,3,&lt;114,83&gt;,&lt;114,86&gt;)),error("Name as is not in scope",|project://rascal/src/org/rascalmpl/library/lang/rascal/tests/functionality/ConcretePatternTests1.rsc|(1580,2,&lt;59,68&gt;,&lt;59,70&gt;)),error("Name ds1 is not in scope",|project://rascal/src/org/rascalmpl/library/lang/rascal/tests/functionality/ConcretePatternTests1.rsc|(5443,3,&lt;115,86&gt;,&lt;115,89&gt;)),error("Name ds1 is not in scope",|project://rascal/src/org/rascalmpl/library/lang/rascal/tests/functionality/ConcretePatternTests1.rsc|(5559,3,&lt;116,86&gt;,&lt;116,89&gt;)),error("Name bs1 is not in scope",|project://rascal/src/org/rascalmpl/library/lang/rascal/tests/functionality/ConcretePatternTests1.rsc|(2783,3,&lt;79,87&gt;,&lt;79,90&gt;)),error("Name ds is not in scope",|project://rascal/src/org/rascalmpl/library/lang/rascal/tests/functionality/ConcretePatternTests1.rsc|(5230,2,&lt;112,80&gt;,&lt;112,82&gt;)),error("Name bs2 is not in scope",|project://rascal/src/org/rascalmpl/library/lang/rascal/tests/functionality/ConcretePatternTests1.rsc|(2890,3,&lt;80,94&gt;,&lt;80,97&gt;)),error("Name cs is not in scope",|project://rascal/src/org/rascalmpl/library/lang/rascal/tests/functionality/ConcretePatternTests1.rsc|(3295,2,&lt;86,78&gt;,&lt;86,80&gt;)),error("Name as is not in scope",|project://rascal/src/org/rascalmpl/library/lang/rascal/tests/functionality/ConcretePatternTests1.rsc|(1744,2,&lt;62,69&gt;,&lt;62,71&gt;)),error("Name ds1 is not in scope",|project://rascal/src/org/rascalmpl/library/lang/rascal/tests/functionality/ConcretePatternTests1.rsc|(5803,3,&lt;118,98&gt;,&lt;118,101&gt;)),error("Name ds1 is not in scope",|project://rascal/src/org/rascalmpl/library/lang/rascal/tests/functionality/ConcretePatternTests1.rsc|(5675,3,&lt;117,86&gt;,&lt;117,89&gt;)),error("Name cs is not in scope",|project://rascal/src/org/rascalmpl/library/lang/rascal/tests/functionality/ConcretePatternTests1.rsc|(3583,2,&lt;90,80&gt;,&lt;90,82&gt;)),error("Name as2 is not in scope",|project://rascal/src/org/rascalmpl/library/lang/rascal/tests/functionality/ConcretePatternTests1.rsc|(1967,3,&lt;65,97&gt;,&lt;65,100&gt;)),error("Name ds2 is not in scope",|project://rascal/src/org/rascalmpl/library/lang/rascal/tests/functionality/ConcretePatternTests1.rsc|(5951,3,&lt;119,115&gt;,&lt;119,118&gt;)),error("Name bs is not in scope",|project://rascal/src/org/rascalmpl/library/lang/rascal/tests/functionality/ConcretePatternTests1.rsc|(9007,2,&lt;238,13&gt;,&lt;238,15&gt;)),error("Name bs is not in scope",|project://rascal/src/org/rascalmpl/library/lang/rascal/tests/functionality/ConcretePatternTests1.rsc|(2682,2,&lt;77,69&gt;,&lt;77,71&gt;)),error("Name cs1 is not in scope",|project://rascal/src/org/rascalmpl/library/lang/rascal/tests/functionality/ConcretePatternTests1.rsc|(4050,3,&lt;97,88&gt;,&lt;97,91&gt;)),error("Name bs is not in scope",|project://rascal/src/org/rascalmpl/library/lang/rascal/tests/functionality/ConcretePatternTests1.rsc|(2518,2,&lt;75,67&gt;,&lt;75,69&gt;)),error("Name cs1 is not in scope",|project://rascal/src/org/rascalmpl/library/lang/rascal/tests/functionality/ConcretePatternTests1.rsc|(4174,3,&lt;98,92&gt;,&lt;98,95&gt;)),error("Name bs1 is not in scope",|project://rascal/src/org/rascalmpl/library/lang/rascal/tests/functionality/ConcretePatternTests1.rsc|(3090,3,&lt;82,76&gt;,&lt;82,79&gt;)),error("Name ds is not in scope",|project://rascal/src/org/rascalmpl/library/lang/rascal/tests/functionality/ConcretePatternTests1.rsc|(5135,2,&lt;111,78&gt;,&lt;111,80&gt;)),error("Name bs1 is not in scope",|project://rascal/src/org/rascalmpl/library/lang/rascal/tests/functionality/ConcretePatternTests1.rsc|(2982,3,&lt;81,78&gt;,&lt;81,81&gt;)),error("Name cs is not in scope",|project://rascal/src/org/rascalmpl/library/lang/rascal/tests/functionality/ConcretePatternTests1.rsc|(9592,2,&lt;268,13&gt;,&lt;268,15&gt;)),error("Name ds is not in scope",|project://rascal/src/org/rascalmpl/library/lang/rascal/tests/functionality/ConcretePatternTests1.rsc|(4759,2,&lt;107,74&gt;,&lt;107,76&gt;)),error("Name bs2 is not in scope",|project://rascal/src/org/rascalmpl/library/lang/rascal/tests/functionality/ConcretePatternTests1.rsc|(2999,3,&lt;81,95&gt;,&lt;81,98&gt;)),error("Name bs1 is not in scope",|project://rascal/src/org/rascalmpl/library/lang/rascal/tests/functionality/ConcretePatternTests1.rsc|(2766,3,&lt;79,70&gt;,&lt;79,73&gt;)),error("Name bs2 is not in scope",|project://rascal/src/org/rascalmpl/library/lang/rascal/tests/functionality/ConcretePatternTests1.rsc|(3107,3,&lt;82,93&gt;,&lt;82,96&gt;)),error("Name cs is not in scope",|project://rascal/src/org/rascalmpl/library/lang/rascal/tests/functionality/ConcretePatternTests1.rsc|(3198,2,&lt;85,76&gt;,&lt;85,78&gt;)),error("Name ds1 is not in scope",|project://rascal/src/org/rascalmpl/library/lang/rascal/tests/functionality/ConcretePatternTests1.rsc|(5934,3,&lt;119,98&gt;,&lt;119,101&gt;)),error("Name cs is not in scope",|project://rascal/src/org/rascalmpl/library/lang/rascal/tests/functionality/ConcretePatternTests1.rsc|(3946,2,&lt;95,80&gt;,&lt;95,82&gt;)),error("Name cs1 is not in scope",|project://rascal/src/org/rascalmpl/library/lang/rascal/tests/functionality/ConcretePatternTests1.rsc|(11755,3,&lt;347,68&gt;,&lt;347,71&gt;)),error("Name as is not in scope",|project://rascal/src/org/rascalmpl/library/lang/rascal/tests/functionality/ConcretePatternTests1.rsc|(1177,2,&lt;53,65&gt;,&lt;53,67&gt;)),error("Name as is not in scope",|project://rascal/src/org/rascalmpl/library/lang/rascal/tests/functionality/ConcretePatternTests1.rsc|(1257,2,&lt;54,66&gt;,&lt;54,68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PatternTests2.rsc|: Cannot execute due to compilation errors: {error("Name th2 is not in scope",|project://rascal/src/org/rascalmpl/library/lang/rascal/tests/functionality/ConcretePatternTests2.rsc|(2467,3,&lt;40,193&gt;,&lt;40,196&gt;)),error("Name e2 is not in scope",|project://rascal/src/org/rascalmpl/library/lang/rascal/tests/functionality/ConcretePatternTests2.rsc|(1077,2,&lt;31,141&gt;,&lt;31,143&gt;)),error("Name th is not in scope",|project://rascal/src/org/rascalmpl/library/lang/rascal/tests/functionality/ConcretePatternTests2.rsc|(1370,2,&lt;33,166&gt;,&lt;33,168&gt;)),error("Name th2 is not in scope",|project://rascal/src/org/rascalmpl/library/lang/rascal/tests/functionality/ConcretePatternTests2.rsc|(2710,3,&lt;41,206&gt;,&lt;41,209&gt;)),error("Name th1 is not in scope",|project://rascal/src/org/rascalmpl/library/lang/rascal/tests/functionality/ConcretePatternTests2.rsc|(2450,3,&lt;40,176&gt;,&lt;40,179&gt;)),error("Name rhs is not in scope",|project://rascal/src/org/rascalmpl/library/lang/rascal/tests/functionality/ConcretePatternTests2.rsc|(1637,3,&lt;36,222&gt;,&lt;36,225&gt;)),error("Name th1 is not in scope",|project://rascal/src/org/rascalmpl/library/lang/rascal/tests/functionality/ConcretePatternTests2.rsc|(2693,3,&lt;41,189&gt;,&lt;41,192&gt;)),error("Name x is not in scope",|project://rascal/src/org/rascalmpl/library/lang/rascal/tests/functionality/ConcretePatternTests2.rsc|(1043,1,&lt;31,107&gt;,&lt;31,108&gt;)),error("Name c is not in scope",|project://rascal/src/org/rascalmpl/library/lang/rascal/tests/functionality/ConcretePatternTests2.rsc|(1576,1,&lt;36,161&gt;,&lt;36,162&gt;)),error("Name e1 is not in scope",|project://rascal/src/org/rascalmpl/library/lang/rascal/tests/functionality/ConcretePatternTests2.rsc|(1059,2,&lt;31,123&gt;,&lt;31,125&gt;)),error("Name th is not in scope",|project://rascal/src/org/rascalmpl/library/lang/rascal/tests/functionality/ConcretePatternTests2.rsc|(1592,2,&lt;36,177&gt;,&lt;36,179&gt;)),error("Name lhs is not in scope",|project://rascal/src/org/rascalmpl/library/lang/rascal/tests/functionality/ConcretePatternTests2.rsc|(1619,3,&lt;36,204&gt;,&lt;36,207&gt;)),error("Name e is not in scope",|project://rascal/src/org/rascalmpl/library/lang/rascal/tests/functionality/ConcretePatternTests2.rsc|(924,1,&lt;30,110&gt;,&lt;30,111&gt;)),error("Name el is not in scope",|project://rascal/src/org/rascalmpl/library/lang/rascal/tests/functionality/ConcretePatternTests2.rsc|(2731,2,&lt;41,227&gt;,&lt;41,229&gt;)),error("Name c is not in scope",|project://rascal/src/org/rascalmpl/library/lang/rascal/tests/functionality/ConcretePatternTests2.rsc|(1806,1,&lt;37,155&gt;,&lt;37,156&gt;)),error("Name c is not in scope",|project://rascal/src/org/rascalmpl/library/lang/rascal/tests/functionality/ConcretePatternTests2.rsc|(2018,1,&lt;38,160&gt;,&lt;38,161&gt;)),error("Name c is not in scope",|project://rascal/src/org/rascalmpl/library/lang/rascal/tests/functionality/ConcretePatternTests2.rsc|(2226,1,&lt;39,160&gt;,&lt;39,161&gt;)),error("Name c is not in scope",|project://rascal/src/org/rascalmpl/library/lang/rascal/tests/functionality/ConcretePatternTests2.rsc|(1354,1,&lt;33,150&gt;,&lt;33,151&gt;)),error("Name el is not in scope",|project://rascal/src/org/rascalmpl/library/lang/rascal/tests/functionality/ConcretePatternTests2.rsc|(2488,2,&lt;40,214&gt;,&lt;40,216&gt;)),error("Name th is not in scope",|project://rascal/src/org/rascalmpl/library/lang/rascal/tests/functionality/ConcretePatternTests2.rsc|(2242,2,&lt;39,176&gt;,&lt;39,178&gt;)),error("Name th is not in scope",|project://rascal/src/org/rascalmpl/library/lang/rascal/tests/functionality/ConcretePatternTests2.rsc|(2034,2,&lt;38,176&gt;,&lt;38,178&gt;)),error("Name th is not in scope",|project://rascal/src/org/rascalmpl/library/lang/rascal/tests/functionality/ConcretePatternTests2.rsc|(1822,2,&lt;37,171&gt;,&lt;37,173&gt;)),error("Name x is not in scope",|project://rascal/src/org/rascalmpl/library/lang/rascal/tests/functionality/ConcretePatternTests2.rsc|(908,1,&lt;30,94&gt;,&lt;30,95&gt;)),error("Name el is not in scope",|project://rascal/src/org/rascalmpl/library/lang/rascal/tests/functionality/ConcretePatternTests2.rsc|(1397,2,&lt;33,193&gt;,&lt;33,195&gt;)),error("Name el is not in scope",|project://rascal/src/org/rascalmpl/library/lang/rascal/tests/functionality/ConcretePatternTests2.rsc|(2050,2,&lt;38,192&gt;,&lt;38,194&gt;)),error("Name el is not in scope",|project://rascal/src/org/rascalmpl/library/lang/rascal/tests/functionality/ConcretePatternTests2.rsc|(1842,2,&lt;37,191&gt;,&lt;37,193&gt;)),error("Name el is not in scope",|project://rascal/src/org/rascalmpl/library/lang/rascal/tests/functionality/ConcretePatternTests2.rsc|(2258,2,&lt;39,192&gt;,&lt;39,19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1.rsc|: Cannot execute due to compilation errors: {error("Name Xs is not in scope",|project://rascal/src/org/rascalmpl/library/lang/rascal/tests/functionality/ConcreteSyntaxTests1.rsc|(881,2,&lt;33,77&gt;,&lt;33,79&gt;)),error("Name Xs is not in scope",|project://rascal/src/org/rascalmpl/library/lang/rascal/tests/functionality/ConcreteSyntaxTests1.rsc|(784,2,&lt;31,75&gt;,&lt;31,77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ConcreteSyntaxTests2.rsc|: Cannot execute due to compilation errors: {error("Unexpected exception EXCEPTION in translateFunctionDeclaration, compiling Pico3: AssertionFailed(\"getLoc2uid |project://rascal/src/org/rascalmpl/library/lang/rascal/tests/functionality/ConcreteSyntaxTests2.rsc|(395,1,\\\&lt;12,47\\\&gt;,\\\&lt;12,48\\\&gt;)\")",|project://rascal/src/org/rascalmpl/library/lang/rascal/tests/functionality/ConcreteSyntaxTests2.rsc|(0,2798,&lt;1,0&gt;,&lt;94,1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NoLayout/Eval.rsc|: Cannot execute due to compilation errors: {error("Name e1 is not in scope",|project://rascal/src/org/rascalmpl/library/demo/lang/Exp/Concrete/NoLayout/Eval.rsc|(428,2,&lt;11,42&gt;,&lt;11,44&gt;)),error("Name e2 is not in scope",|project://rascal/src/org/rascalmpl/library/demo/lang/Exp/Concrete/NoLayout/Eval.rsc|(374,2,&lt;10,53&gt;,&lt;10,55&gt;)),error("Name l is not in scope",|project://rascal/src/org/rascalmpl/library/demo/lang/Exp/Concrete/NoLayout/Eval.rsc|(302,1,&lt;9,46&gt;,&lt;9,47&gt;)),error("Name e2 is not in scope",|project://rascal/src/org/rascalmpl/library/demo/lang/Exp/Concrete/NoLayout/Eval.rsc|(439,2,&lt;11,53&gt;,&lt;11,55&gt;)),error("Name e is not in scope",|project://rascal/src/org/rascalmpl/library/demo/lang/Exp/Concrete/NoLayout/Eval.rsc|(485,1,&lt;12,34&gt;,&lt;12,35&gt;)),error("Name e1 is not in scope",|project://rascal/src/org/rascalmpl/library/demo/lang/Exp/Concrete/NoLayout/Eval.rsc|(363,2,&lt;10,42&gt;,&lt;10,4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demo/lang/Exp/Concrete/WithLayout/Eval.rsc|: Cannot execute due to compilation errors: {error("Name e2 is not in scope",|project://rascal/src/org/rascalmpl/library/demo/lang/Exp/Concrete/WithLayout/Eval.rsc|(396,2,&lt;10,62&gt;,&lt;10,64&gt;)),error("Name e is not in scope",|project://rascal/src/org/rascalmpl/library/demo/lang/Exp/Concrete/WithLayout/Eval.rsc|(514,1,&lt;12,43&gt;,&lt;12,44&gt;)),error("Name l is not in scope",|project://rascal/src/org/rascalmpl/library/demo/lang/Exp/Concrete/WithLayout/Eval.rsc|(321,1,&lt;9,53&gt;,&lt;9,54&gt;)),error("Name e2 is not in scope",|project://rascal/src/org/rascalmpl/library/demo/lang/Exp/Concrete/WithLayout/Eval.rsc|(465,2,&lt;11,62&gt;,&lt;11,64&gt;)),error("Name e1 is not in scope",|project://rascal/src/org/rascalmpl/library/demo/lang/Exp/Concrete/WithLayout/Eval.rsc|(385,2,&lt;10,51&gt;,&lt;10,53&gt;)),error("Name e1 is not in scope",|project://rascal/src/org/rascalmpl/library/demo/lang/Exp/Concrete/WithLayout/Eval.rsc|(454,2,&lt;11,51&gt;,&lt;11,53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ConcreteSyntax.rsc|: Cannot execute due to compilation errors: {error("Name a2 is not in scope",|project://rascal/src/org/rascalmpl/library/lang/rascal/syntax/tests/ConcreteSyntax.rsc|(805,2,&lt;39,78&gt;,&lt;39,80&gt;)),error("Name a3 is not in scope",|project://rascal/src/org/rascalmpl/library/lang/rascal/syntax/tests/ConcreteSyntax.rsc|(1024,2,&lt;41,106&gt;,&lt;41,108&gt;)),error("Name a1 is not in scope",|project://rascal/src/org/rascalmpl/library/lang/rascal/syntax/tests/ConcreteSyntax.rsc|(788,2,&lt;39,61&gt;,&lt;39,63&gt;)),error("Name s1 is not in scope",|project://rascal/src/org/rascalmpl/library/lang/rascal/syntax/tests/ConcreteSyntax.rsc|(2493,2,&lt;79,66&gt;,&lt;79,68&gt;)),error("Name a2 is not in scope",|project://rascal/src/org/rascalmpl/library/lang/rascal/syntax/tests/ConcreteSyntax.rsc|(1007,2,&lt;41,89&gt;,&lt;41,91&gt;)),error("Name a2 is not in scope",|project://rascal/src/org/rascalmpl/library/lang/rascal/syntax/tests/ConcreteSyntax.rsc|(903,2,&lt;40,83&gt;,&lt;40,85&gt;)),error("Name a1 is not in scope",|project://rascal/src/org/rascalmpl/library/lang/rascal/syntax/tests/ConcreteSyntax.rsc|(886,2,&lt;40,66&gt;,&lt;40,68&gt;)),error("Name a1 is not in scope",|project://rascal/src/org/rascalmpl/library/lang/rascal/syntax/tests/ConcreteSyntax.rsc|(990,2,&lt;41,72&gt;,&lt;41,74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ExpressionGrammars.rsc|: Cannot execute due to compilation errors: {error("Name a is not in scope",|project://rascal/src/org/rascalmpl/library/lang/rascal/syntax/tests/ExpressionGrammars.rsc|(1233,1,&lt;44,62&gt;,&lt;44,63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syntax/tests/PreBootstrap.rsc|: Cannot execute due to compilation errors: {error("Unexpected exception EXCEPTION in translateFunctionDeclaration, compiling lit: AssertionFailed(\"getLoc2uid |project://rascal/src/org/rascalmpl/library/lang/rascal/syntax/tests/PreBootstrap.rsc|(248,1,\\\&lt;8,63\\\&gt;,\\\&lt;8,64\\\&gt;)\")",|project://rascal/src/org/rascalmpl/library/lang/rascal/syntax/tests/PreBootstrap.rsc|(0,598,&lt;1,0&gt;,&lt;12,77&gt;))}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sult = false, [load: 18603 msec, execute: 29946673 msec]</text:p>
          </table:table-cell>
          <table:table-cell table:number-columns-repeated="1023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office:forms form:automatic-focus="false" form:apply-design-mode="false"/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office:forms form:automatic-focus="false" form:apply-design-mode="false"/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1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00:48:30.6623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8-02T12:21:10.446391000</dc:date>
    <meta:editing-duration>P72DT22H55M42S</meta:editing-duration>
    <meta:editing-cycles>238</meta:editing-cycles>
    <meta:generator>LibreOffice/4.4.1.2$MacOSX_X86_64 LibreOffice_project/45e2de17089c24a1fa810c8f975a7171ba4cd432</meta:generator>
    <meta:document-statistic meta:table-count="5" meta:cell-count="683" meta:object-count="0"/>
  </office:meta>
</office:document-meta>
</file>